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0d50a3" officeooo:paragraph-rsid="000d50a3" style:font-weight-asian="bold" style:font-weight-complex="bold"/>
    </style:style>
    <style:style style:name="P2" style:family="paragraph" style:parent-style-name="Standard">
      <style:text-properties fo:font-weight="bold" officeooo:rsid="000ea796" officeooo:paragraph-rsid="000ea796" style:font-weight-asian="bold" style:font-weight-complex="bold"/>
    </style:style>
    <style:style style:name="P3" style:family="paragraph" style:parent-style-name="Standard">
      <style:text-properties fo:font-weight="bold" officeooo:rsid="000ea796" officeooo:paragraph-rsid="000ffb25" style:font-weight-asian="bold" style:font-weight-complex="bold"/>
    </style:style>
    <style:style style:name="P4" style:family="paragraph" style:parent-style-name="Standard">
      <style:text-properties fo:font-weight="bold" officeooo:rsid="000ffb25" officeooo:paragraph-rsid="000ffb25" style:font-weight-asian="bold" style:font-weight-complex="bold"/>
    </style:style>
    <style:style style:name="P5" style:family="paragraph" style:parent-style-name="Standard">
      <style:text-properties fo:font-weight="bold" officeooo:rsid="0011ed38" officeooo:paragraph-rsid="0011ed38" style:font-weight-asian="bold" style:font-weight-complex="bold"/>
    </style:style>
    <style:style style:name="P6" style:family="paragraph" style:parent-style-name="Standard">
      <style:text-properties fo:font-weight="bold" officeooo:rsid="0013b9ff" officeooo:paragraph-rsid="0013b9ff" style:font-weight-asian="bold" style:font-weight-complex="bold"/>
    </style:style>
    <style:style style:name="P7" style:family="paragraph" style:parent-style-name="Standard">
      <style:text-properties fo:font-weight="bold" officeooo:rsid="0014b980" officeooo:paragraph-rsid="0014b980" style:font-weight-asian="bold" style:font-weight-complex="bold"/>
    </style:style>
    <style:style style:name="P8" style:family="paragraph" style:parent-style-name="Standard">
      <style:text-properties fo:font-weight="bold" officeooo:rsid="00160b44" officeooo:paragraph-rsid="00160b44" style:font-weight-asian="bold" style:font-weight-complex="bold"/>
    </style:style>
    <style:style style:name="P9" style:family="paragraph" style:parent-style-name="Standard">
      <style:text-properties fo:font-weight="bold" officeooo:rsid="00165814" officeooo:paragraph-rsid="00165814" style:font-weight-asian="bold" style:font-weight-complex="bold"/>
    </style:style>
    <style:style style:name="P10" style:family="paragraph" style:parent-style-name="Standard">
      <style:text-properties fo:font-weight="bold" officeooo:rsid="00176ca4" officeooo:paragraph-rsid="00176ca4" style:font-weight-asian="bold" style:font-weight-complex="bold"/>
    </style:style>
    <style:style style:name="P11" style:family="paragraph" style:parent-style-name="Standard">
      <style:text-properties fo:font-weight="bold" officeooo:rsid="00186e0c" officeooo:paragraph-rsid="00186e0c" style:font-weight-asian="bold" style:font-weight-complex="bold"/>
    </style:style>
    <style:style style:name="P12" style:family="paragraph" style:parent-style-name="Standard">
      <style:text-properties fo:font-weight="normal" officeooo:rsid="000d50a3" officeooo:paragraph-rsid="000d50a3" style:font-weight-asian="normal" style:font-weight-complex="normal"/>
    </style:style>
    <style:style style:name="P13" style:family="paragraph" style:parent-style-name="Standard">
      <style:text-properties fo:font-weight="normal" officeooo:rsid="000ea796" officeooo:paragraph-rsid="000ea796" style:font-weight-asian="normal" style:font-weight-complex="normal"/>
    </style:style>
    <style:style style:name="P14" style:family="paragraph" style:parent-style-name="Standard">
      <style:text-properties fo:font-weight="normal" officeooo:rsid="000ea796" officeooo:paragraph-rsid="000ffb25" style:font-weight-asian="normal" style:font-weight-complex="normal"/>
    </style:style>
    <style:style style:name="P15" style:family="paragraph" style:parent-style-name="Standard">
      <style:text-properties fo:font-weight="normal" officeooo:rsid="000ffb25" officeooo:paragraph-rsid="000ffb25" style:font-weight-asian="normal" style:font-weight-complex="normal"/>
    </style:style>
    <style:style style:name="P16" style:family="paragraph" style:parent-style-name="Standard">
      <style:text-properties fo:font-weight="normal" officeooo:rsid="0011ed38" officeooo:paragraph-rsid="0011ed38" style:font-weight-asian="normal" style:font-weight-complex="normal"/>
    </style:style>
    <style:style style:name="P17" style:family="paragraph" style:parent-style-name="Standard">
      <style:text-properties fo:font-weight="normal" officeooo:rsid="0013b9ff" officeooo:paragraph-rsid="0013b9ff" style:font-weight-asian="normal" style:font-weight-complex="normal"/>
    </style:style>
    <style:style style:name="P18" style:family="paragraph" style:parent-style-name="Standard">
      <style:text-properties fo:font-weight="normal" officeooo:rsid="0014b980" officeooo:paragraph-rsid="0014b980" style:font-weight-asian="normal" style:font-weight-complex="normal"/>
    </style:style>
    <style:style style:name="P19" style:family="paragraph" style:parent-style-name="Standard">
      <style:text-properties fo:font-weight="normal" officeooo:rsid="00160b44" officeooo:paragraph-rsid="00160b44" style:font-weight-asian="normal" style:font-weight-complex="normal"/>
    </style:style>
    <style:style style:name="P20" style:family="paragraph" style:parent-style-name="Standard">
      <style:text-properties fo:font-weight="normal" officeooo:rsid="00160b44" officeooo:paragraph-rsid="000ffb25" style:font-weight-asian="normal" style:font-weight-complex="normal"/>
    </style:style>
    <style:style style:name="P21" style:family="paragraph" style:parent-style-name="Standard">
      <style:text-properties fo:font-weight="normal" officeooo:rsid="00165814" officeooo:paragraph-rsid="00165814" style:font-weight-asian="normal" style:font-weight-complex="normal"/>
    </style:style>
    <style:style style:name="P22" style:family="paragraph" style:parent-style-name="Standard">
      <style:text-properties fo:font-weight="normal" officeooo:rsid="00165814" officeooo:paragraph-rsid="00176ca4" style:font-weight-asian="normal" style:font-weight-complex="normal"/>
    </style:style>
    <style:style style:name="P23" style:family="paragraph" style:parent-style-name="Standard">
      <style:text-properties fo:font-weight="normal" officeooo:rsid="00176ca4" officeooo:paragraph-rsid="00176ca4" style:font-weight-asian="normal" style:font-weight-complex="normal"/>
    </style:style>
    <style:style style:name="P24" style:family="paragraph" style:parent-style-name="Standard">
      <style:text-properties fo:font-weight="normal" officeooo:rsid="00186b6c" officeooo:paragraph-rsid="00186b6c" style:font-weight-asian="normal" style:font-weight-complex="normal"/>
    </style:style>
    <style:style style:name="P25" style:family="paragraph" style:parent-style-name="Standard">
      <style:text-properties fo:font-weight="normal" officeooo:rsid="00186e0c" officeooo:paragraph-rsid="00186e0c" style:font-weight-asian="normal" style:font-weight-complex="normal"/>
    </style:style>
    <style:style style:name="T1" style:family="text">
      <style:text-properties fo:font-weight="normal" officeooo:rsid="0014b980" style:font-weight-asian="normal" style:font-weight-complex="normal"/>
    </style:style>
    <style:style style:name="T2" style:family="text">
      <style:text-properties fo:font-weight="normal" officeooo:rsid="00160b44" style:font-weight-asian="normal" style:font-weight-complex="normal"/>
    </style:style>
    <style:style style:name="T3" style:family="text">
      <style:text-properties officeooo:rsid="0011ed38"/>
    </style:style>
    <style:style style:name="T4" style:family="text">
      <style:text-properties officeooo:rsid="00176ca4"/>
    </style:style>
    <style:style style:name="T5" style:family="text">
      <style:text-properties officeooo:rsid="00186e0c"/>
    </style:style>
    <style:style style:name="T6" style:family="text">
      <style:text-properties officeooo:rsid="0021e5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text:span text:style-name="T3">W</text:span>hat is Elasticsearch?</text:p>
      <text:p text:style-name="P1"/>
      <text:p text:style-name="P12">Elasticsearch is a powerful &amp; fast search and analytics engine that works in real time. It is well known for its ability to suggest intelligent results based on prior search queries and returns accurate result for terms entered with missplellings or near matches.</text:p>
      <text:p text:style-name="P12"/>
      <text:p text:style-name="P12"/>
      <text:p text:style-name="P1"><text:span text:style-name="T3">W</text:span>hat is Elasticsearch used for?</text:p>
      <text:p text:style-name="P12"/>
      <text:p text:style-name="P12">Elasticsearch allows user to create indexes that can be quickly search through as this search engine can intelligently return search results. Its aggregation function can power filters within an eComerce website, highlight key part of results, score results for relevancy and use fuzzy match to return results even when user hasnt used exact criteria for an item. </text:p>
      <text:p text:style-name="P12"/>
      <text:p text:style-name="P1"><text:span text:style-name="T3">W</text:span>hat is Elasticsearch cluster?</text:p>
      <text:p text:style-name="P1"/>
      <text:p text:style-name="P12">An Elasticsearch cluster is a group of node instance that are connected together, a cluster also consist a single node.</text:p>
      <text:p text:style-name="P12"/>
      <text:p text:style-name="P1">What is an Elasticsearch Index?</text:p>
      <text:p text:style-name="P12"/>
      <text:p text:style-name="P13">It functions as a database that containing different types of data for easier organisation and retrival, its indexes map to a primary shards.</text:p>
      <text:p text:style-name="P13"/>
      <text:p text:style-name="P2">What is document?</text:p>
      <text:p text:style-name="P13"/>
      <text:p text:style-name="P13">Document are JSON objects that are distributed across our elasticsearch cluster which are accessbile from any node.</text:p>
      <text:p text:style-name="P13"/>
      <text:p text:style-name="P2"><text:span text:style-name="T3">W</text:span>hat is ELK?</text:p>
      <text:p text:style-name="P13"/>
      <text:p text:style-name="P13">It is known as Elasticsearch, logstash and kibana</text:p>
      <text:p text:style-name="P13"/>
      <text:p text:style-name="P2">What is logstash?</text:p>
      <text:p text:style-name="P13"/>
      <text:p text:style-name="P13">Logstash is a powerful pipeline that collects, enriches and transfom data. It works as and ETL tool for collecting log message and forwarding them onto elasticsaech for visualtion within kibana.</text:p>
      <text:p text:style-name="P13"/>
      <text:p text:style-name="P4">What is kibana?</text:p>
      <text:p text:style-name="P14"/>
      <text:p text:style-name="P15">Kibana is a open source visualization and reporting UI.</text:p>
      <text:p text:style-name="P15"/>
      <text:p text:style-name="P15">Kibana allows user to produce visualizatin from a variety of data inputs and can create chars and graphs to reflect data in easily digestable format.</text:p>
      <text:p text:style-name="P15"/>
      <text:p text:style-name="P4">What are the advantage of using Elasticsearch?</text:p>
      <text:p text:style-name="P15"/>
      <text:p text:style-name="P15">Key benifits:</text:p>
      <text:p text:style-name="P15">It is ability to scale</text:p>
      <text:p text:style-name="P15">multilingual</text:p>
      <text:p text:style-name="P15">Extensive API</text:p>
      <text:p text:style-name="P15"><text:soft-page-break/>Fast performance even we are working with massive scale datasets.</text:p>
      <text:p text:style-name="P15"/>
      <text:p text:style-name="P4">What <text:span text:style-name="T3">a</text:span>re advantage of using <text:span text:style-name="T3">Logstash</text:span>?</text:p>
      <text:p text:style-name="P4"/>
      <text:p text:style-name="P16">Process unstructured data</text:p>
      <text:p text:style-name="P16">pre-built and custom filter</text:p>
      <text:p text:style-name="P16">build custom data processing pipelines</text:p>
      <text:p text:style-name="P16">work as ETL tool.</text:p>
      <text:p text:style-name="P16">Over 200 plugins available.</text:p>
      <text:p text:style-name="P16"/>
      <text:p text:style-name="P5">What are advantage of kiban?</text:p>
      <text:p text:style-name="P5"/>
      <text:p text:style-name="P16">Real time observability</text:p>
      <text:p text:style-name="P16">Integration with Elasticsearch</text:p>
      <text:p text:style-name="P16">browser based visualization tool</text:p>
      <text:p text:style-name="P16">allows to show graphs,chart and dashboards to get data in digestable format.</text:p>
      <text:p text:style-name="P16"/>
      <text:p text:style-name="P6">How do we check the version of Elasticsearch that we are working ?</text:p>
      <text:p text:style-name="P17"/>
      <text:p text:style-name="P17">Type curl command: curl -XGET ‘http://localhost:9200’</text:p>
      <text:p text:style-name="P17"/>
      <text:p text:style-name="P17">or type localhost:9200 in browser.</text:p>
      <text:p text:style-name="P17"/>
      <text:p text:style-name="P17"/>
      <text:p text:style-name="P6">How do we create an index in Elassticsearch?</text:p>
      <text:p text:style-name="P6"/>
      <text:p text:style-name="P17">Use the following command:</text:p>
      <text:p text:style-name="P17"/>
      <text:p text:style-name="P17">PUT /index-name</text:p>
      <text:p text:style-name="P17"/>
      <text:p text:style-name="P7">How to stop Elasticsearch?</text:p>
      <text:p text:style-name="P7"/>
      <text:p text:style-name="P18">To stop the Elasticsearch use the following command:</text:p>
      <text:p text:style-name="P18"/>
      <text:p text:style-name="P18">ps -ef | grep elas</text:p>
      <text:p text:style-name="P3"/>
      <text:p text:style-name="P3"><text:span text:style-name="T1">Here, </text:span><text:span text:style-name="T2">we can see the </text:span><text:s/><text:span text:style-name="T2">Process ids and then type kill PID for elasticsearch.</text:span></text:p>
      <text:p text:style-name="P20"/>
      <text:p text:style-name="P8">What is curl command?</text:p>
      <text:p text:style-name="P19"/>
      <text:p text:style-name="P19">Curl command in Elasticsearch allows you to take many actions including but not limited to: deleting indexes, list all indexes, list all documnet within an index, query using URL parameters, add data and list index mappings.</text:p>
      <text:p text:style-name="P19"/>
      <text:p text:style-name="P8">How to delete index?</text:p>
      <text:p text:style-name="P8"/>
      <text:p text:style-name="P19">DELETE /index-name</text:p>
      <text:p text:style-name="P19"/>
      <text:p text:style-name="P19"/>
      <text:p text:style-name="P19"/>
      <text:p text:style-name="P19"/>
      <text:p text:style-name="P19"/>
      <text:p text:style-name="P9"><text:soft-page-break/>What is Filebeat?</text:p>
      <text:p text:style-name="P9"/>
      <text:p text:style-name="P21">It is a shipper for forwarding and centralizing log data. </text:p>
      <text:p text:style-name="P21">Filebeat monitors the log files or locations that we specify, <text:span text:style-name="T4">collects log events and forward them either to Elasticsearch or Logstash for indexing.</text:span></text:p>
      <text:p text:style-name="P21"/>
      <text:p text:style-name="P10">What is Metricbeat?</text:p>
      <text:p text:style-name="P10"/>
      <text:p text:style-name="P23"><text:s/>It is shipper that periodically collect metrics from the OS and from services running on the server. </text:p>
      <text:p text:style-name="P23">Metricbeat takes the metrics and statistics that it collects and ships them to the output that we specify. Such as Es or Logstash.</text:p>
      <text:p text:style-name="P23"/>
      <text:p text:style-name="P10">How can we make balance shards?</text:p>
      <text:p text:style-name="P23"/>
      <text:p text:style-name="P23">Shards are balanced when wr have an equal number of shards across each node.</text:p>
      <text:p text:style-name="P23">ES will run a automatic process of rebal<text:span text:style-name="T6">a</text:span>ncing shards which moves shards between the nodes that makes our cluster in order to improve performance.</text:p>
      <text:p text:style-name="P23"/>
      <text:p text:style-name="P10">What is Grok?</text:p>
      <text:p text:style-name="P22"/>
      <text:p text:style-name="P24">Grok is a filter plugin for <text:span text:style-name="T5">logstash that is used to parse the unstructured data. It is often used for transforming apache,syslog and other webserver log into a structured and queryable to easier data analysis to be performed.</text:span></text:p>
      <text:p text:style-name="P24"/>
      <text:p text:style-name="P11">What is Fuzzy search?</text:p>
      <text:p text:style-name="P25"/>
      <text:p text:style-name="P25">It is used to return positive matches for non-exact matches of the term we are searching fo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26T11:21:01.422446224</meta:creation-date>
    <dc:date>2022-08-30T11:34:38.446870736</dc:date>
    <meta:editing-duration>PT51M51S</meta:editing-duration>
    <meta:editing-cycles>4</meta:editing-cycles>
    <meta:generator>LibreOffice/6.4.7.2$Linux_X86_64 LibreOffice_project/40$Build-2</meta:generator>
    <meta:document-statistic meta:table-count="0" meta:image-count="0" meta:object-count="0" meta:page-count="3" meta:paragraph-count="61" meta:word-count="641" meta:character-count="3926" meta:non-whitespace-character-count="3341"/>
  </office:meta>
</office:document-meta>
</file>